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0dc96" officeooo:paragraph-rsid="0000dc96"/>
    </style:style>
    <style:style style:name="P2" style:family="paragraph" style:parent-style-name="Preformatted_20_Text">
      <style:text-properties officeooo:rsid="0000dc96" officeooo:paragraph-rsid="0001c9ac"/>
    </style:style>
    <style:style style:name="P3" style:family="paragraph" style:parent-style-name="Preformatted_20_Text">
      <style:text-properties officeooo:rsid="00056f9d" officeooo:paragraph-rsid="00056f9d"/>
    </style:style>
    <style:style style:name="P4" style:family="paragraph" style:parent-style-name="Preformatted_20_Text">
      <style:paragraph-properties fo:background-color="transparent">
        <style:background-image/>
      </style:paragraph-properties>
      <style:text-properties officeooo:rsid="003163cf" officeooo:paragraph-rsid="00046209" fo:background-color="transparent"/>
    </style:style>
    <style:style style:name="P5" style:family="paragraph" style:parent-style-name="Preformatted_20_Text">
      <style:paragraph-properties fo:background-color="transparent">
        <style:background-image/>
      </style:paragraph-properties>
      <style:text-properties officeooo:rsid="003163cf" officeooo:paragraph-rsid="0005f0fb" fo:background-color="transparent"/>
    </style:style>
    <style:style style:name="P6" style:family="paragraph" style:parent-style-name="Preformatted_20_Text" style:list-style-name="L1">
      <style:text-properties officeooo:paragraph-rsid="0000dc96"/>
    </style:style>
    <style:style style:name="P7" style:family="paragraph" style:parent-style-name="Preformatted_20_Text" style:list-style-name="L1">
      <style:text-properties officeooo:rsid="0000dc96" officeooo:paragraph-rsid="0000dc96"/>
    </style:style>
    <style:style style:name="P8" style:family="paragraph" style:parent-style-name="Preformatted_20_Text" style:list-style-name="L2">
      <style:text-properties officeooo:rsid="0000dc96" officeooo:paragraph-rsid="0001c9ac"/>
    </style:style>
    <style:style style:name="P9" style:family="paragraph" style:parent-style-name="Preformatted_20_Text" style:list-style-name="L3">
      <style:paragraph-properties fo:background-color="transparent">
        <style:background-image/>
      </style:paragraph-properties>
      <style:text-properties officeooo:rsid="003163cf" officeooo:paragraph-rsid="00046209" fo:background-color="transparent"/>
    </style:style>
    <style:style style:name="P10" style:family="paragraph" style:parent-style-name="Preformatted_20_Text" style:list-style-name="L3">
      <style:paragraph-properties fo:background-color="transparent">
        <style:background-image/>
      </style:paragraph-properties>
      <style:text-properties officeooo:rsid="0031d9f0" officeooo:paragraph-rsid="00056f9d" fo:background-color="transparent"/>
    </style:style>
    <style:style style:name="P11" style:family="paragraph" style:parent-style-name="Preformatted_20_Text">
      <style:paragraph-properties fo:background-color="transparent">
        <style:background-image/>
      </style:paragraph-properties>
      <style:text-properties officeooo:rsid="0031d9f0" officeooo:paragraph-rsid="0005f0fb" fo:background-color="transparent"/>
    </style:style>
    <style:style style:name="P12" style:family="paragraph" style:parent-style-name="Preformatted_20_Text">
      <style:paragraph-properties fo:background-color="transparent">
        <style:background-image/>
      </style:paragraph-properties>
      <style:text-properties officeooo:rsid="000759c1" officeooo:paragraph-rsid="000759c1" fo:background-color="transparent"/>
    </style:style>
    <style:style style:name="T1" style:family="text">
      <style:text-properties officeooo:rsid="0000dc96"/>
    </style:style>
    <style:style style:name="T2" style:family="text">
      <style:text-properties fo:font-weight="bold" officeooo:rsid="0000dc96" style:font-weight-asian="bold" style:font-weight-complex="bold"/>
    </style:style>
    <style:style style:name="T3" style:family="text">
      <style:text-properties officeooo:rsid="0031d9f0"/>
    </style:style>
    <style:style style:name="T4" style:family="text">
      <style:text-properties officeooo:rsid="000462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s : main.cu, func.cu, decl.h</text:p>
      <text:p text:style-name="P1">GPU parameters</text:p>
      <text:p text:style-name="P1">Global Variables</text:p>
      <text:p text:style-name="P1">Function Declaration</text:p>
      <text:p text:style-name="P1"/>
      <text:p text:style-name="P1">Files</text:p>
      <text:list xml:id="list7350238984325650545" text:style-name="L1">
        <text:list-item>
          <text:p text:style-name="P7">Declaration</text:p>
          <text:list>
            <text:list-item>
              <text:p text:style-name="P6"><text:span text:style-name="T2">var_decl.h</text:span><text:span text:style-name="T1"> : declaring variables</text:span></text:p>
            </text:list-item>
            <text:list-item>
              <text:p text:style-name="P6"><text:span text:style-name="T2">func_decl.h</text:span><text:span text:style-name="T1"> : declaring functions</text:span></text:p>
            </text:list-item>
            <text:list-item>
              <text:p text:style-name="P6"><text:span text:style-name="T2">env_decl.h</text:span><text:span text:style-name="T1"> : definitions required to define the environment</text:span></text:p>
            </text:list-item>
          </text:list>
        </text:list-item>
        <text:list-item>
          <text:p text:style-name="P7">Functions</text:p>
          <text:list>
            <text:list-item>
              <text:p text:style-name="P6"><text:span text:style-name="T2">help_func.cu</text:span><text:span text:style-name="T1"> : Helper functions<text:tab/></text:span></text:p>
            </text:list-item>
            <text:list-item>
              <text:p text:style-name="P6"><text:span text:style-name="T2">alloc_func.cu</text:span><text:span text:style-name="T1"> : Allocate/Deallocate CPU/GPU memory</text:span></text:p>
            </text:list-item>
            <text:list-item>
              <text:p text:style-name="P6"><text:span text:style-name="T2">load_func.cu</text:span><text:span text:style-name="T1"> : Functions that load(/offload) data to/from the GPU</text:span></text:p>
              <text:list>
                <text:list-item>
                  <text:p text:style-name="P7">Also includes function to copy data from the replica matrix to the workspace matrix.</text:p>
                </text:list-item>
              </text:list>
            </text:list-item>
            <text:list-item>
              <text:p text:style-name="P6"><text:span text:style-name="T2">math_func.cu</text:span><text:span text:style-name="T1"> : Functions that execute on the GPU</text:span></text:p>
            </text:list-item>
          </text:list>
        </text:list-item>
      </text:list>
      <text:p text:style-name="P1"/>
      <text:p text:style-name="P1">Implementations</text:p>
      <text:list xml:id="list7800479764425010982" text:style-name="L2">
        <text:list-item>
          <text:p text:style-name="P8">Sequential calls to cuBLAS_{axpy,nrm2}.</text:p>
        </text:list-item>
        <text:list-item>
          <text:p text:style-name="P8">Parallel calls to cuBLAS_{axpy,nrm2}, using OpenMP.</text:p>
        </text:list-item>
        <text:list-item>
          <text:p text:style-name="P8">Parallel calls to cuBLAS_{axpy,nrm2}, using CUDA Dynamic Parallelism.</text:p>
        </text:list-item>
        <text:list-item>
          <text:p text:style-name="P8">Pipelined.</text:p>
        </text:list-item>
      </text:list>
      <text:p text:style-name="P2">/----------------------------------------------------------/</text:p>
      <text:p text:style-name="P3">31/5/16</text:p>
      <text:p text:style-name="P4">Although the code <text:span text:style-name="T4">(all but pipelined())</text:span> compiled, cuda-gdb and gdb revealed multiple numerical inconsistencies with the data that was computed,</text:p>
      <text:list xml:id="list7525106541424133039" text:style-name="L3">
        <text:list-item>
          <text:p text:style-name="P9">gdb on chk_result.c : ip1 and ip2 contained 0s at the beginning =&gt; ans_ and res_10001x256.bin started with 0s</text:p>
        </text:list-item>
        <text:list-item>
          <text:p text:style-name="P9">cuda-gdb on main.cu : The first reduction,cpu_res[0], had a value of 9.decimal, but that on octave had a value of 6.decimal.</text:p>
        </text:list-item>
        <text:list-item>
          <text:p text:style-name="P9">Need to generate both the binary and <text:span text:style-name="T3">text files for verificaton</text:span></text:p>
        </text:list-item>
        <text:list-item>
          <text:p text:style-name="P10">Also, define another MACRO to remove, conservative sanity checks (e.g. After a cublas call etc.)</text:p>
        </text:list-item>
      </text:list>
      <text:p text:style-name="P5"/>
      <text:p text:style-name="P11">All compiled fine till it the function that used dynamic parallelism. It compiled with an error, for which a link to a suggested remedy has been left in the (git) log.</text:p>
      <text:p text:style-name="P11"/>
      <text:p text:style-name="P12">Will now take lite about CUDA DynPar, implement it la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12:42:32.422229020</dc:date>
    <meta:generator>LibreOffice/4.2.8.2$Linux_X86_64 LibreOffice_project/420m0$Build-2</meta:generator>
    <meta:editing-duration>PT9M11S</meta:editing-duration>
    <meta:editing-cycles>7</meta:editing-cycles>
    <meta:document-statistic meta:table-count="0" meta:image-count="0" meta:object-count="0" meta:page-count="1" meta:paragraph-count="29" meta:word-count="238" meta:character-count="1556" meta:non-whitespace-character-count="1365"/>
  </office:meta>
</office:document-meta>
</file>